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twicklung einer dezentralen Android App zur Unterstützung der Hausaufgaben von Schülern und Schülerinnen</text:p>
      <text:p text:style-name="P1"/>
      <text:p text:style-name="P1">Definition eines dezentralen Systems:</text:p>
      <text:p text:style-name="P2"/>
      <text:p text:style-name="P2">Ist die Hausaufgaben App ein dezentrales System oder ein verteiltes System?</text:p>
      <text:p text:style-name="P2">Was ist der Unterschied zwischen einem dezentralen System und einem verteilten System?</text:p>
      <text:p text:style-name="P2">Was ermöglicht die Dezentralität oder Verteiltheit des Systems? </text:p>
      <text:p text:style-name="P2"/>
      <text:p text:style-name="P1">Gruppen in einem dezentralen System:</text:p>
      <text:p text:style-name="P2"/>
      <text:p text:style-name="P2">Was unterscheidet Gruppen in dezentralen oder verteilten Systemen von z.B. sozialen Gruppen unserer Umwelt?</text:p>
      <text:p text:style-name="P2">Sind dezentrale oder verteilte Gruppen Real?</text:p>
      <text:p text:style-name="P2">Wo treffen wir auf dezentrale oder verteilte Gruppen in der Realität? </text:p>
      <text:p text:style-name="P2"/>
      <text:p text:style-name="P1">Definition von SharkNet und von SharkFW:</text:p>
      <text:p text:style-name="P2"/>
      <text:p text:style-name="P2">Was ist SharkNet und was ist SharkFW?</text:p>
      <text:p text:style-name="P2">Was sind die Merkmale von SharkNet und SharkFW?</text:p>
      <text:p text:style-name="P2">Ist die Hausaufgaben App ein Teil von SharkNet?</text:p>
      <text:p text:style-name="P2">Wie hängt die Hausaufgaben App mit SharkNet und SharkFW zusammen?</text:p>
      <text:p text:style-name="P2"/>
      <text:p text:style-name="P1">Ziele bei der Entwicklung einer dezentralen Hausaufgaben App:</text:p>
      <text:p text:style-name="P2"/>
      <text:p text:style-name="P2">Die Benutzbarkeit der App muss auf die Zielgruppe(Schüler/Schülerinnen der 5. bis 13. Klasse) angepasst werden!</text:p>
      <text:p text:style-name="P2">Wie kann die Benutzbarkeit der App auf Zielgruppen angepasst werden?</text:p>
      <text:p text:style-name="P2">Was erreicht man mit der Anpassung der Benutzbarkeit an die Zielgruppe?</text:p>
      <text:p text:style-name="P2">Was könnte passieren, wenn man dieses Ziel vernachlässigen würde?</text:p>
      <text:p text:style-name="P2"/>
      <text:p text:style-name="P2">Die Hausaufgaben App soll eine Unterstützung der Hausaufgaben sein!</text:p>
      <text:p text:style-name="P2">In welcher Form Unterstützt die App die Hausaufgaben der Schüler/Schülerinnen?</text:p>
      <text:p text:style-name="P2">Ist diese Hausaufgaben App ein Schritt hin zur Abschaffung der Hausaufgaben?</text:p>
      <text:p text:style-name="P2">Wird manchen Schülern/Schülerinnen somit nicht die Arbeit komplett abgenommen?</text:p>
      <text:p text:style-name="P2">Wo hört die Organisationshilfe auf und wo fängt die Mechanisierung des Schulalltages an?</text:p>
      <text:p text:style-name="P2">Wenn die Hausaufgaben App Unterstützende Eigenschaften aufweist, weist sie dann auch Lernchancen auf?</text:p>
      <text:p text:style-name="P2">Wie kann die Hausaufgaben App Schlüsselkompetenzen der Schülerinnen und Schüler fördern?</text:p>
      <text:p text:style-name="P2">Welche Schlüsselkompetenz können durch die Hausaufgaben App gefördert werden?</text:p>
      <text:p text:style-name="P2">Was sind Schlüsselkompetenzen?</text:p>
      <text:p text:style-name="P2"/>
      <text:p text:style-name="P2">SharkNet soll die Basis für die Hausaufgaben App sein!</text:p>
      <text:p text:style-name="P2">Warum soll SharkNet die Basis für die Hausaufgaben App sein?</text:p>
      <text:p text:style-name="P2">Was wird dadurch ermöglicht?</text:p>
      <text:p text:style-name="P2">Was sind die Vor- und Nachteile dieser Basis und damit auch der Dezentralität und Verteiltheit?</text:p>
      <text:p text:style-name="P2"/>
      <text:p text:style-name="P2"/>
      <text:p text:style-name="P2"/>
      <text:p text:style-name="P2"/>
      <text:p text:style-name="P1"><text:soft-page-break/>Entwicklungsprozess der Hausaufgaben App:</text:p>
      <text:p text:style-name="P2"/>
      <text:p text:style-name="P2">Wie beginnt die Entwicklung einer Software?</text:p>
      <text:p text:style-name="P2">Welche Phasen durchläuft die Softwareentwicklung?</text:p>
      <text:p text:style-name="P2">Durchläuft die Hausaufgaben App den Prozess <text:s/>der Softwareentwicklung linear oder dynamisch?</text:p>
      <text:p text:style-name="P2">Welche Schritte der Softwareentwicklung werden einmalig durchgeführt und welche werden wiederholt durchgeführt?</text:p>
      <text:p text:style-name="P2">Was muss man bei der Softwareentwicklung beachten?</text:p>
      <text:p text:style-name="P2">Wozu ist die Softwareentwicklung gut?</text:p>
      <text:p text:style-name="P2">Was sind die wirtschaftlichen Vorteile der Softwareentwicklung </text:p>
      <text:p text:style-name="P2"/>
      <text:p text:style-name="P1">Aufbau der Hausaufgaben App:</text:p>
      <text:p text:style-name="P1"/>
      <text:p text:style-name="P2">Was sind die Kernelemente der Hausaufgaben App?</text:p>
      <text:p text:style-name="P2">Gibt es eine Struktur?</text:p>
      <text:p text:style-name="P2">Wie hängen die Komponenten der Hausaufgaben App zusammen?</text:p>
      <text:p text:style-name="P2">Hilft ein UML Klassendiagramm beim Verständnis des Aufbaus der Hausaufgaben App?</text:p>
      <text:p text:style-name="P2">Kann der Aufbau der Hausaufgaben App verbessert werden?</text:p>
      <text:p text:style-name="P2">Welche Konventionen muss ein Programmierer, bei dem Aufbau, einer Android App beachten?</text:p>
      <text:p text:style-name="P1"/>
      <text:p text:style-name="P1">Implementation der Hausaufgaben App:</text:p>
      <text:p text:style-name="P1"/>
      <text:p text:style-name="P2">Wie programmiert man Android Apps?</text:p>
      <text:p text:style-name="P2">Was muss man dabei beachten?</text:p>
      <text:p text:style-name="P2">Wie kann die Erstellung unnötiger Klassen vermieden werden?</text:p>
      <text:p text:style-name="P2">Was ist eine Konfiguration?</text:p>
      <text:p text:style-name="P2">Was unterscheidet, im Fall der Hausaufgaben App, eine Konfiguration von einer Einstellung?</text:p>
      <text:p text:style-name="P2">Welche Klassen wurden erstellt und wie hängen diese Klassen zusammen?</text:p>
      <text:p text:style-name="P2">Wie sehen die einzelnen Klassen aus?</text:p>
      <text:p text:style-name="P1"/>
      <text:p text:style-name="P1">Testen der Hausaufgaben App:</text:p>
      <text:p text:style-name="P2"/>
      <text:p text:style-name="P2">Wie testet man eine Android App?</text:p>
      <text:p text:style-name="P2">Wurde der Softwareentwicklungsprozess „Test-driven Development“ verwendet?</text:p>
      <text:p text:style-name="P2">Wird das Testen der App getrennt von der Implementation?</text:p>
      <text:p text:style-name="P2">Was sind „Dummy-Daten“?</text:p>
      <text:p text:style-name="P2">Wozu werden diese Dummy-Daten benötigt?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statham</meta:initial-creator>
    <meta:creation-date>2016-06-21T13:48:31.66</meta:creation-date>
    <dc:date>2016-07-20T17:41:45.86</dc:date>
    <dc:creator>jason statham</dc:creator>
    <meta:editing-duration>PT1H16M32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2" meta:paragraph-count="61" meta:word-count="500" meta:character-count="3649"/>
  </office:meta>
</office:document-meta>
</file>